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757in" fo:margin-left="0.0201in" table:align="left"/>
    </style:style>
    <style:style style:name="Table2.A" style:family="table-column">
      <style:table-column-properties style:column-width="3.325in"/>
    </style:style>
    <style:style style:name="Table2.B" style:family="table-column">
      <style:table-column-properties style:column-width="3.3507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e37c7" officeooo:paragraph-rsid="000e37c7"/>
    </style:style>
    <style:style style:name="P2" style:family="paragraph" style:parent-style-name="Standard">
      <style:text-properties officeooo:rsid="000f227a" officeooo:paragraph-rsid="000f227a"/>
    </style:style>
    <style:style style:name="P3" style:family="paragraph" style:parent-style-name="Standard">
      <style:text-properties officeooo:rsid="00111f09" officeooo:paragraph-rsid="00111f09"/>
    </style:style>
    <style:style style:name="P4" style:family="paragraph" style:parent-style-name="Standard">
      <style:text-properties officeooo:rsid="00120d32" officeooo:paragraph-rsid="00120d32"/>
    </style:style>
    <style:style style:name="P5" style:family="paragraph" style:parent-style-name="Standard">
      <style:text-properties officeooo:rsid="00120d32" officeooo:paragraph-rsid="001338bc"/>
    </style:style>
    <style:style style:name="P6" style:family="paragraph" style:parent-style-name="Standard">
      <style:text-properties officeooo:rsid="00120d32" officeooo:paragraph-rsid="001da3a1"/>
    </style:style>
    <style:style style:name="P7" style:family="paragraph" style:parent-style-name="Standard">
      <style:text-properties officeooo:rsid="00120d32" officeooo:paragraph-rsid="001dd534"/>
    </style:style>
    <style:style style:name="P8" style:family="paragraph" style:parent-style-name="Standard">
      <style:text-properties officeooo:rsid="001338bc" officeooo:paragraph-rsid="001338bc"/>
    </style:style>
    <style:style style:name="P9" style:family="paragraph" style:parent-style-name="Standard">
      <style:text-properties officeooo:rsid="001338bc" officeooo:paragraph-rsid="001da3a1"/>
    </style:style>
    <style:style style:name="P10" style:family="paragraph" style:parent-style-name="Standard">
      <style:text-properties officeooo:rsid="0016bc6b" officeooo:paragraph-rsid="0016bc6b"/>
    </style:style>
    <style:style style:name="P11" style:family="paragraph" style:parent-style-name="Standard">
      <style:text-properties officeooo:rsid="0016bc6b" officeooo:paragraph-rsid="0018b48f"/>
    </style:style>
    <style:style style:name="P12" style:family="paragraph" style:parent-style-name="Standard">
      <style:text-properties officeooo:rsid="0017c750" officeooo:paragraph-rsid="0017c750"/>
    </style:style>
    <style:style style:name="P13" style:family="paragraph" style:parent-style-name="Standard">
      <style:text-properties officeooo:rsid="001da3a1" officeooo:paragraph-rsid="001da3a1"/>
    </style:style>
    <style:style style:name="P14" style:family="paragraph" style:parent-style-name="Standard">
      <style:text-properties fo:font-weight="bold" officeooo:rsid="001da3a1" officeooo:paragraph-rsid="001da3a1" style:font-weight-asian="bold" style:font-weight-complex="bold"/>
    </style:style>
    <style:style style:name="P15" style:family="paragraph" style:parent-style-name="Standard">
      <style:text-properties officeooo:rsid="001dd534" officeooo:paragraph-rsid="001dd534"/>
    </style:style>
    <style:style style:name="P16" style:family="paragraph" style:parent-style-name="Standard">
      <style:text-properties officeooo:rsid="001f18bd" officeooo:paragraph-rsid="001f18bd"/>
    </style:style>
    <style:style style:name="P17" style:family="paragraph" style:parent-style-name="Table_20_Contents">
      <style:text-properties officeooo:rsid="00111f09" officeooo:paragraph-rsid="00111f09"/>
    </style:style>
    <style:style style:name="P18" style:family="paragraph" style:parent-style-name="Table_20_Contents">
      <style:text-properties officeooo:rsid="001da3a1" officeooo:paragraph-rsid="001da3a1"/>
    </style:style>
    <style:style style:name="P19" style:family="paragraph" style:parent-style-name="Table_20_Contents">
      <style:text-properties fo:font-weight="bold" officeooo:rsid="001da3a1" officeooo:paragraph-rsid="001da3a1" style:font-weight-asian="bold" style:font-weight-complex="bold"/>
    </style:style>
    <style:style style:name="P20" style:family="paragraph" style:parent-style-name="Table_20_Contents">
      <style:text-properties officeooo:rsid="001dd534" officeooo:paragraph-rsid="001dd534"/>
    </style:style>
    <style:style style:name="P21" style:family="paragraph" style:parent-style-name="Table_20_Contents">
      <style:text-properties officeooo:rsid="001f18bd" officeooo:paragraph-rsid="001f18bd"/>
    </style:style>
    <style:style style:name="P22" style:family="paragraph" style:parent-style-name="Standard">
      <style:text-properties fo:font-weight="bold" officeooo:rsid="00120d32" officeooo:paragraph-rsid="00120d32" style:font-weight-asian="bold" style:font-weight-complex="bold"/>
    </style:style>
    <style:style style:name="T1" style:family="text">
      <style:text-properties officeooo:rsid="000e37c7"/>
    </style:style>
    <style:style style:name="T2" style:family="text">
      <style:text-properties officeooo:rsid="000f227a"/>
    </style:style>
    <style:style style:name="T3" style:family="text">
      <style:text-properties officeooo:rsid="000fe60d"/>
    </style:style>
    <style:style style:name="T4" style:family="text">
      <style:text-properties officeooo:rsid="00111f09"/>
    </style:style>
    <style:style style:name="T5" style:family="text">
      <style:text-properties officeooo:rsid="00120d32"/>
    </style:style>
    <style:style style:name="T6" style:family="text">
      <style:text-properties officeooo:rsid="001338bc"/>
    </style:style>
    <style:style style:name="T7" style:family="text">
      <style:text-properties officeooo:rsid="0017c750"/>
    </style:style>
    <style:style style:name="T8" style:family="text">
      <style:text-properties officeooo:rsid="0018b48f"/>
    </style:style>
    <style:style style:name="T9" style:family="text">
      <style:text-properties officeooo:rsid="001ba40d"/>
    </style:style>
    <style:style style:name="T10" style:family="text">
      <style:text-properties officeooo:rsid="001da3a1"/>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dd534" style:font-style-asian="normal" style:font-style-complex="normal"/>
    </style:style>
    <style:style style:name="T14" style:family="text">
      <style:text-properties fo:font-weight="bold" style:font-weight-asian="bold" style:font-weight-complex="bold"/>
    </style:style>
    <style:style style:name="T15" style:family="text">
      <style:text-properties fo:font-weight="bold" officeooo:rsid="001da3a1" style:font-weight-asian="bold" style:font-weight-complex="bold"/>
    </style:style>
    <style:style style:name="T16" style:family="text">
      <style:text-properties fo:font-weight="bold" officeooo:rsid="001338bc" style:font-weight-asian="bold" style:font-weight-complex="bold"/>
    </style:style>
    <style:style style:name="T17" style:family="text">
      <style:text-properties fo:font-weight="bold" officeooo:rsid="0022a445" style:font-weight-asian="bold" style:font-weight-complex="bold"/>
    </style:style>
    <style:style style:name="T18" style:family="text">
      <style:text-properties officeooo:rsid="001dd534"/>
    </style:style>
    <style:style style:name="T19" style:family="text">
      <style:text-properties fo:font-weight="normal" officeooo:rsid="001dd534" style:font-weight-asian="normal" style:font-weight-complex="normal"/>
    </style:style>
    <style:style style:name="T20" style:family="text">
      <style:text-properties fo:font-weight="normal" officeooo:rsid="001338bc" style:font-weight-asian="normal" style:font-weight-complex="normal"/>
    </style:style>
    <style:style style:name="T21" style:family="text">
      <style:text-properties officeooo:rsid="00202a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Studies for CryptoPredicter</text:p>
      <text:p text:style-name="P1"/>
      <text:p text:style-name="P1"/>
      <text:p text:style-name="P1">Data <text:span text:style-name="T4">Grabbing</text:span></text:p>
      <text:p text:style-name="P1"><text:tab/>cryptocompare: pure timely data with volume and others</text:p>
      <text:p text:style-name="P1"><text:tab/><text:span text:style-name="T2">bittrex : pure timely data with volume and others</text:span></text:p>
      <text:p text:style-name="P10">The first version will use only one market. </text:p>
      <text:p text:style-name="P10">The intergation of other markets will follow. </text:p>
      <text:p text:style-name="P1"/>
      <text:p text:style-name="P2">Simple evaluations: </text:p>
      <text:p text:style-name="P2"><text:tab/>Using the traidingview signals (using their occilators and moving averages as well as their limits for (buy/sell) argument. <text:s/><text:span text:style-name="T4">The trades are targeted for one hour. </text:span></text:p>
      <text:p text:style-name="P1"/>
      <text:p text:style-name="P1"><text:tab/><text:span text:style-name="T3">The calculations that have to be made are the following : </text:span></text:p>
      <text:p text:style-name="P1"><text:tab/></text:p>
      <table:table table:name="Table1" table:style-name="Table1">
        <table:table-column table:style-name="Table1.A"/>
        <table:table-column table:style-name="Table1.B"/>
        <table:table-row>
          <table:table-cell table:style-name="Table1.A1" office:value-type="string">
            <text:p text:style-name="P17">Oscillators</text:p>
          </table:table-cell>
          <table:table-cell table:style-name="Table1.B1" office:value-type="string">
            <text:p text:style-name="P17">Moving Averages</text:p>
          </table:table-cell>
        </table:table-row>
        <table:table-row>
          <table:table-cell table:style-name="Table1.A2" office:value-type="string">
            <text:p text:style-name="P17">RSI 14</text:p>
          </table:table-cell>
          <table:table-cell table:style-name="Table1.B2" office:value-type="string">
            <text:p text:style-name="P17">MAE 10, 20, 30, 50, 100, 200</text:p>
          </table:table-cell>
        </table:table-row>
        <table:table-row>
          <table:table-cell table:style-name="Table1.A2" office:value-type="string">
            <text:p text:style-name="P17">SF 14 3 1</text:p>
          </table:table-cell>
          <table:table-cell table:style-name="Table1.B2" office:value-type="string">
            <text:p text:style-name="P17">MAS 10, 20, 30, 50, 100, 200</text:p>
          </table:table-cell>
        </table:table-row>
        <table:table-row>
          <table:table-cell table:style-name="Table1.A2" office:value-type="string">
            <text:p text:style-name="P17">CCI 20</text:p>
          </table:table-cell>
          <table:table-cell table:style-name="Table1.B2" office:value-type="string">
            <text:p text:style-name="P17">Ichimoky 9 26 52 26</text:p>
          </table:table-cell>
        </table:table-row>
        <table:table-row>
          <table:table-cell table:style-name="Table1.A2" office:value-type="string">
            <text:p text:style-name="P17">Awesome Oscillator</text:p>
          </table:table-cell>
          <table:table-cell table:style-name="Table1.B2" office:value-type="string">
            <text:p text:style-name="P17">MAPV 20</text:p>
          </table:table-cell>
        </table:table-row>
        <table:table-row>
          <table:table-cell table:style-name="Table1.A2" office:value-type="string">
            <text:p text:style-name="P17">Momentum 10</text:p>
          </table:table-cell>
          <table:table-cell table:style-name="Table1.B2" office:value-type="string">
            <text:p text:style-name="P17">MA Hull 9</text:p>
          </table:table-cell>
        </table:table-row>
        <table:table-row>
          <table:table-cell table:style-name="Table1.A2" office:value-type="string">
            <text:p text:style-name="P17">Level MACD 12 27</text:p>
          </table:table-cell>
          <table:table-cell table:style-name="Table1.B2" office:value-type="string">
            <text:p text:style-name="Table_20_Contents"/>
          </table:table-cell>
        </table:table-row>
        <table:table-row>
          <table:table-cell table:style-name="Table1.A2" office:value-type="string">
            <text:p text:style-name="P17">RSI Stochiastic fast</text:p>
          </table:table-cell>
          <table:table-cell table:style-name="Table1.B2" office:value-type="string">
            <text:p text:style-name="Table_20_Contents"/>
          </table:table-cell>
        </table:table-row>
        <table:table-row>
          <table:table-cell table:style-name="Table1.A2" office:value-type="string">
            <text:p text:style-name="P17">Bull Brear Power</text:p>
          </table:table-cell>
          <table:table-cell table:style-name="Table1.B2" office:value-type="string">
            <text:p text:style-name="Table_20_Contents"/>
          </table:table-cell>
        </table:table-row>
        <table:table-row>
          <table:table-cell table:style-name="Table1.A2" office:value-type="string">
            <text:p text:style-name="P17">Ultime Oscillator 7 14 28</text:p>
          </table:table-cell>
          <table:table-cell table:style-name="Table1.B2" office:value-type="string">
            <text:p text:style-name="Table_20_Contents"/>
          </table:table-cell>
        </table:table-row>
      </table:table>
      <text:p text:style-name="P1"/>
      <text:p text:style-name="P3">Each one will have a certain range which could give us a score between 0 and 4 (string sell to strong buy). </text:p>
      <text:p text:style-name="P3">A function should be written for each of theese calculations</text:p>
      <text:p text:style-name="P3"/>
      <text:p text:style-name="P3">A calculation might be used concidering the pivots points. <text:span text:style-name="T1"><text:tab/></text:span></text:p>
      <text:p text:style-name="P1"/>
      <text:p text:style-name="P1"/>
      <text:p text:style-name="P1"/>
      <text:p text:style-name="P1">Machine learning <text:span text:style-name="T2">evaluations</text:span>: </text:p>
      <text:p text:style-name="P1">Features:</text:p>
      <text:p text:style-name="P1"><text:tab/>The first attempt will be to use traidingview indicators and try to predict the increase or deacrease from them. </text:p>
      <text:p text:style-name="P1"/>
      <text:p text:style-name="P1"><text:tab/>The second evaluation will be to try to take all historical data we have and use it to predict price and by so the increase or decrease of the market value. </text:p>
      <text:p text:style-name="P1"/>
      <text:p text:style-name="P1"/>
      <text:p text:style-name="P1"/>
      <text:p text:style-name="P2">After evaluation: </text:p>
      <text:p text:style-name="P2"><text:tab/>Make a paper trade with a limited percentage of increase, decrease and final time (<text:span text:style-name="T5">usually</text:span> determined by the duration of the evaluation. </text:p>
      <text:p text:style-name="P2"/>
      <text:p text:style-name="P1"><text:soft-page-break/></text:p>
      <text:p text:style-name="P1"><text:tab/></text:p>
      <text:p text:style-name="P1"/>
      <text:p text:style-name="P4">The system can be splitted in three main programs</text:p>
      <text:p text:style-name="P4"/>
      <text:p text:style-name="P22">Datagrabber</text:p>
      <text:p text:style-name="P4"/>
      <text:p text:style-name="P4"><text:tab/>Grab the data from the a network service and store it in a <text:span text:style-name="T6">mongodb </text:span>database.<text:line-break/><text:tab/><text:span text:style-name="T21">The first version will simply return the curated datas to the Analyser Worker</text:span></text:p>
      <text:p text:style-name="P4"><text:tab/><text:span text:style-name="T6">It should Grab, Clean and Store the data up to</text:span><text:span text:style-name="T16"> 200 periods</text:span><text:span text:style-name="T6">.</text:span></text:p>
      <text:p text:style-name="P6"><text:tab/><text:span text:style-name="T10">It will use the cryptocompare API : </text:span><text:a xlink:type="simple" xlink:href="https://www.cryptocompare.com/api/#-api-data-histominute-" text:style-name="Internet_20_link" text:visited-style-name="Visited_20_Internet_20_Link"><text:span text:style-name="T10">https://www.cryptocompare.com/api/#-api-data-histominute-</text:span></text:a><text:span text:style-name="T10"> / minutes / days. </text:span></text:p>
      <text:p text:style-name="P4"/>
      <text:p text:style-name="P13">Datagrabber functional description </text:p>
      <text:p text:style-name="P6"><text:tab/></text:p>
      <table:table table:name="Table2" table:style-name="Table2">
        <table:table-column table:style-name="Table2.A"/>
        <table:table-column table:style-name="Table2.B"/>
        <table:table-row>
          <table:table-cell table:style-name="Table2.A1" office:value-type="string">
            <text:p text:style-name="P14">Attribute/Methode</text:p>
          </table:table-cell>
          <table:table-cell table:style-name="Table2.B1" office:value-type="string">
            <text:p text:style-name="P19">Description</text:p>
          </table:table-cell>
        </table:table-row>
        <table:table-row>
          <table:table-cell table:style-name="Table2.A2" office:value-type="string">
            <text:p text:style-name="P13"><text:span text:style-name="T17">api_base_path</text:span>: string</text:p>
          </table:table-cell>
          <table:table-cell table:style-name="Table2.B2" office:value-type="string">
            <text:p text:style-name="P13">The api base url (: “https://www.cryptocompare.com/api/#-api-data-histo”).</text:p>
          </table:table-cell>
        </table:table-row>
        <table:table-row>
          <table:table-cell table:style-name="Table2.A2" office:value-type="string">
            <text:p text:style-name="P6"><text:span text:style-name="T16">DatabaseConfig</text:span><text:span text:style-name="T6">: dic</text:span></text:p>
          </table:table-cell>
          <table:table-cell table:style-name="Table2.B2" office:value-type="string">
            <text:p text:style-name="P18">Configs for the database</text:p>
          </table:table-cell>
        </table:table-row>
        <table:table-row>
          <table:table-cell table:style-name="Table2.A2" office:value-type="string">
            <text:p text:style-name="P6"><text:span text:style-name="T15">MaxNumberOfPeriods</text:span><text:span text:style-name="T10">: int</text:span></text:p>
            <text:p text:style-name="P15">default: 200</text:p>
          </table:table-cell>
          <table:table-cell table:style-name="Table2.B2" office:value-type="string">
            <text:p text:style-name="P18">The maximum number of period that the Analyser needs.</text:p>
          </table:table-cell>
        </table:table-row>
        <table:table-row>
          <table:table-cell table:style-name="Table2.A2" office:value-type="string">
            <text:p text:style-name="P6"><text:span text:style-name="T15">Period</text:span><text:span text:style-name="T10">: string</text:span></text:p>
          </table:table-cell>
          <table:table-cell table:style-name="Table2.B2" office:value-type="string">
            <text:p text:style-name="P18">Might be one of [“minute”,”hour”,”day”]. </text:p>
            <text:p text:style-name="P18">The period to be used for historical query of the API. </text:p>
          </table:table-cell>
        </table:table-row>
        <table:table-row>
          <table:table-cell table:style-name="Table2.A2" office:value-type="string">
            <text:p text:style-name="P6"><text:span text:style-name="T16">Grab()</text:span><text:span text:style-name="T6">:return a dic or raise error</text:span></text:p>
          </table:table-cell>
          <table:table-cell table:style-name="Table2.B2" office:value-type="string">
            <text:p text:style-name="P18">Establish connection to API</text:p>
            <text:p text:style-name="P20">Download and return the JSON as a string</text:p>
          </table:table-cell>
        </table:table-row>
        <table:table-row>
          <table:table-cell table:style-name="Table2.A2" office:value-type="string">
            <text:p text:style-name="P6"><text:span text:style-name="T16">Parse</text:span><text:span text:style-name="T20">(</text:span><text:span text:style-name="T19">string data_to_parse</text:span><text:span text:style-name="T16">)</text:span><text:span text:style-name="T6"> return df or raise error <text:s/></text:span></text:p>
          </table:table-cell>
          <table:table-cell table:style-name="Table2.B2" office:value-type="string">
            <text:p text:style-name="P18">Parse the <text:span text:style-name="T18">data_to_parse</text:span><text:span text:style-name="T11"> </text:span><text:span text:style-name="T12">and extract the values of C/O/H/L and timestamp. </text:span><text:span text:style-name="T13">Return the resulting df. </text:span></text:p>
          </table:table-cell>
        </table:table-row>
        <table:table-row>
          <table:table-cell table:style-name="Table2.A2" office:value-type="string">
            <text:p text:style-name="P7"><text:span text:style-name="T16">Store</text:span><text:span text:style-name="T6">(df parsed_data) return void or raise error</text:span></text:p>
            <text:p text:style-name="P16">Not developped in V1. </text:p>
          </table:table-cell>
          <table:table-cell table:style-name="Table2.B2" office:value-type="string">
            <text:p text:style-name="P20">Connects to the database and store the parsed_data inside it. </text:p>
            <text:p text:style-name="P21"/>
          </table:table-cell>
        </table:table-row>
      </table:table>
      <text:p text:style-name="P6"/>
      <text:p text:style-name="P6"/>
      <text:p text:style-name="P9"><text:tab/></text:p>
      <text:p text:style-name="P4"/>
      <text:p text:style-name="P4">Data analyser</text:p>
      <text:p text:style-name="P4"/>
      <text:p text:style-name="P4"><text:tab/>Analyse the data stored in the database and create recommendations for the next trade.</text:p>
      <text:p text:style-name="P4"/>
      <text:p text:style-name="P4"><text:tab/>Analyse the current opened trades and make a recommendation as to close or continue it. </text:p>
      <text:p text:style-name="P4"><text:tab/>The recommandation will be first a clear rule, then it will be a job for the machine learning algorithm. </text:p>
      <text:p text:style-name="P4"/>
      <text:p text:style-name="P5"><text:tab/><text:span text:style-name="T6">data df of data</text:span></text:p>
      <text:p text:style-name="P5"><text:tab/><text:span text:style-name="T6">analyse df of analyse</text:span></text:p>
      <text:p text:style-name="P5"/>
      <text:p text:style-name="P5"><text:tab/><text:span text:style-name="T6">getData() return void or raise error =&gt; get the data from database and store them in data.</text:span></text:p>
      <text:p text:style-name="P5"><text:tab/><text:span text:style-name="T6">analyseData() return void or raise error =&gt; create an analyse that it stores in the db.</text:span></text:p>
      <text:p text:style-name="P5"><text:soft-page-break/><text:tab/><text:span text:style-name="T6">analyseTrades() return void or raise error =&gt; create and store the trade analysis.</text:span></text:p>
      <text:p text:style-name="P4"/>
      <text:p text:style-name="P4">Trader:</text:p>
      <text:p text:style-name="P2"><text:tab/><text:span text:style-name="T6">trade() return void or raise error =&gt; read the analysis from the db and store a trade if any. </text:span></text:p>
      <text:p text:style-name="P2"><text:tab/><text:span text:style-name="T6">ReviewTrades() return void or raise error =&gt; read the trades and close a trade following the <text:tab/><text:tab/>DataAnalyse recommendation. </text:span></text:p>
      <text:p text:style-name="P2"><text:tab/><text:span text:style-name="T6">OpenTrade() return void or raise error =&gt; open a trade for a given currency </text:span></text:p>
      <text:p text:style-name="P2"><text:tab/><text:span text:style-name="T6">closeTrade() return void or raise error =&gt; close a trade for a given trade ID </text:span></text:p>
      <text:p text:style-name="P2"><text:tab/><text:span text:style-name="T6">closeAllTrades() return void or raise error =&gt; close all open trades (will be used to prevent massive losses). </text:span></text:p>
      <text:p text:style-name="P2"/>
      <text:p text:style-name="P2"><text:tab/></text:p>
      <text:p text:style-name="P4">The three programs could be three different threads but for the beginning we will use them in a cyclic manner without storing the grabbed data inside the database. </text:p>
      <text:p text:style-name="P4"/>
      <text:p text:style-name="P4"/>
      <text:p text:style-name="P8">Each object will have it’s own moduls</text:p>
      <text:p text:style-name="P4"/>
      <text:p text:style-name="P8">Utils functions: </text:p>
      <text:p text:style-name="P8"><text:tab/>All mathematical calculations will have it’s own module and will be separatted in Oscillators and MovingAverages super module. </text:p>
      <text:p text:style-name="P8"><text:tab/>The communication with the db will be as detached from the core code as possible so a module for common operations such as “write data”, “read data”, “write analysis”, “store analysis”, “read thread analysis”, “open trade”, “close trade” will be <text:span text:style-name="T9">formalized</text:span> inside a mongoDbCom module. </text:p>
      <text:p text:style-name="P8"/>
      <text:p text:style-name="P8"/>
      <text:p text:style-name="P10">V1 Details</text:p>
      <text:p text:style-name="P10"/>
      <text:p text:style-name="P10">Here is the description of all functionnalities we want in the MVP (<text:span text:style-name="T8">25 days</text:span>) </text:p>
      <text:p text:style-name="P10"/>
      <text:p text:style-name="P11">1) Data grabbing for one exchange. <text:s/><text:span text:style-name="T8">4-5 days</text:span></text:p>
      <text:p text:style-name="P10"><text:tab/>Developpe a DataGrabber Object with all it’s insides. <text:tab/></text:p>
      <text:p text:style-name="P10"><text:tab/><text:tab/><text:span text:style-name="T9">What data are we grabbing ? </text:span></text:p>
      <text:p text:style-name="P10"><text:tab/><text:tab/><text:tab/></text:p>
      <text:p text:style-name="P10"><text:tab/>Db communication (a helper module) </text:p>
      <text:p text:style-name="P11">2) Data analysis based on trading view. <text:s/><text:span text:style-name="T8">10 days</text:span></text:p>
      <text:p text:style-name="P10"><text:tab/>Indicators calculation (as a module ) </text:p>
      <text:p text:style-name="P10"><text:tab/>Analysis storage (format) </text:p>
      <text:p text:style-name="P10"><text:tab/>Trading analysis</text:p>
      <text:p text:style-name="P11">3) Paper trading system with hourly, max up, max down strategies. <text:s/><text:span text:style-name="T8">4-5 days</text:span></text:p>
      <text:p text:style-name="P10"><text:tab/>Trading Object </text:p>
      <text:p text:style-name="P10"><text:tab/>Trading Storage ( format) </text:p>
      <text:p text:style-name="P11">4) Clear trading result analysis (combing results and the data on which the analysis was given). <text:s/><text:span text:style-name="T8">4-5 days</text:span></text:p>
      <text:p text:style-name="P10"><text:tab/>Format a clean rapport with the</text:p>
      <text:p text:style-name="P10"><text:tab/><text:tab/>win/loose rati<text:span text:style-name="T7">o</text:span> </text:p>
      <text:p text:style-name="P12"><text:tab/><text:tab/>total btc win/loose</text:p>
      <text:p text:style-name="P10"><text:tab/><text:tab/>top indicators that allowed us to win a trade</text:p>
      <text:p text:style-name="P10"><text:tab/><text:tab/>top indicators that made us loose a trad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21:36:56.251282860</meta:creation-date>
    <dc:date>2018-03-18T18:02:41.827175562</dc:date>
    <meta:editing-duration>PT16M6S</meta:editing-duration>
    <meta:editing-cycles>6</meta:editing-cycles>
    <meta:generator>LibreOffice/5.1.6.2$Linux_X86_64 LibreOffice_project/10m0$Build-2</meta:generator>
    <meta:document-statistic meta:table-count="2" meta:image-count="0" meta:object-count="0" meta:page-count="3" meta:paragraph-count="105" meta:word-count="838" meta:character-count="5089" meta:non-whitespace-character-count="4247"/>
  </office:meta>
</office:document-meta>
</file>